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8.71mm" svg:y="74.98mm">
            <loext:p draw:notify-on-update-of-ranges="Sheet1.A2:Sheet1.A8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1.26mm" svg:y="94.64mm">
            <loext:p draw:notify-on-update-of-ranges="Sheet1.D2:Sheet1.D8 Sheet1.E2:Sheet1.E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63mm" svg:y="13.36mm">
            <loext:p draw:notify-on-update-of-ranges="Sheet1.G2:Sheet1.G8 Sheet1.H2:Sheet1.H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um tap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learning rate for num taps 80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no. of hidden nodes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.739998" calcext:value-type="float">
            <text:p>93.739998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99.680001" calcext:value-type="float">
            <text:p>99.6800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.659997" calcext:value-type="float">
            <text:p>99.6599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.379997" calcext:value-type="float">
            <text:p>94.379997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99.659997" calcext:value-type="float">
            <text:p>99.659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.580002" calcext:value-type="float">
            <text:p>99.58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8.479998" calcext:value-type="float">
            <text:p>98.479998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99.699998" calcext:value-type="float">
            <text:p>99.6999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.680001" calcext:value-type="float">
            <text:p>99.68000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9.659997" calcext:value-type="float">
            <text:p>99.659997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99.680001" calcext:value-type="float">
            <text:p>99.680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739999" calcext:value-type="float">
            <text:p>99.73999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9.680001" calcext:value-type="float">
            <text:p>99.6800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50.080001" calcext:value-type="float">
            <text:p>50.0800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99.599999" calcext:value-type="float">
            <text:p>99.59999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9.800003" calcext:value-type="float">
            <text:p>99.8000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9.919999" calcext:value-type="float">
            <text:p>49.9199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9.599999" calcext:value-type="float">
            <text:p>99.59999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9.540001" calcext:value-type="float">
            <text:p>99.54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919999" calcext:value-type="float">
            <text:p>49.9199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9.400002" calcext:value-type="float">
            <text:p>99.4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7:50.366391616</meta:creation-date>
    <dc:date>2018-11-27T17:54:00.813902945</dc:date>
    <meta:editing-duration>PT2H56M</meta:editing-duration>
    <meta:editing-cycles>1</meta:editing-cycles>
    <meta:document-statistic meta:table-count="1" meta:cell-count="48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Plot of Accuracy vs Num Taps</text:p>
        </chart:title>
        <chart:legend chart:legend-position="end" svg:x="13.254cm" svg:y="4.201cm" style:legend-expansion="high" chart:style-name="ch3"/>
        <chart:plot-area chart:style-name="ch4" table:cell-range-address="Sheet1.A2:Sheet1.B8" chart:data-source-has-labels="both" svg:x="1.331cm" svg:y="1.275cm" svg:width="11.603cm" svg:height="6.564cm">
          <chartooo:coordinate-region svg:x="1.952cm" svg:y="1.474cm" svg:width="10.516cm" svg:height="5.719cm"/>
          <chart:axis chart:dimension="x" chart:name="primary-x" chart:style-name="ch5" chartooo:axis-type="auto">
            <chartooo:date-scale/>
            <chart:title svg:x="6.374cm" svg:y="8.019cm" chart:style-name="ch6">
              <text:p>Num Taps</text:p>
            </chart:title>
            <chart:categories table:cell-range-address="Sheet1.A2:Sheet1.A8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8" loext:label-string="accuracy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8</svg:desc>
                </draw:g>
              </table:table-cell>
              <table:table-cell office:value-type="float" office:value="93.739998">
                <text:p>93.739998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.379997">
                <text:p>94.379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8.479998">
                <text:p>98.4799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.659997">
                <text:p>99.6599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9.680001">
                <text:p>99.68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9.800003">
                <text:p>99.8000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.540001">
                <text:p>99.54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Plot of Accuracy vs Learning rate</text:p>
        </chart:title>
        <chart:legend chart:legend-position="end" svg:x="13.254cm" svg:y="4.201cm" style:legend-expansion="high" chart:style-name="ch3"/>
        <chart:plot-area chart:style-name="ch4" table:cell-range-address="Sheet1.D2:Sheet1.E8" chart:data-source-has-labels="both" svg:x="1.331cm" svg:y="1.275cm" svg:width="11.603cm" svg:height="6.564cm">
          <chartooo:coordinate-region svg:x="1.952cm" svg:y="1.474cm" svg:width="10.702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Learning Rate</text:p>
            </chart:title>
            <chart:categories table:cell-range-address="Sheet1.D2:Sheet1.D8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E2:Sheet1.E8" loext:label-string="accuracy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Sheet1.D2:Sheet1.D8</svg:desc>
                </draw:g>
              </table:table-cell>
              <table:table-cell office:value-type="float" office:value="99.680001">
                <text:p>99.680001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99.659997">
                <text:p>99.659997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99.699998">
                <text:p>99.699998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99.680001">
                <text:p>99.6800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50.080001">
                <text:p>50.08000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9.919999">
                <text:p>49.9199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919999">
                <text:p>49.91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Plot of Accuracy vs Hidden Nodes</text:p>
        </chart:title>
        <chart:legend chart:legend-position="end" svg:x="13.254cm" svg:y="4.201cm" style:legend-expansion="high" chart:style-name="ch3"/>
        <chart:plot-area chart:style-name="ch4" table:cell-range-address="Sheet1.G2:Sheet1.H8" chart:data-source-has-labels="both" svg:x="1.331cm" svg:y="1.275cm" svg:width="11.603cm" svg:height="6.564cm">
          <chartooo:coordinate-region svg:x="2.243cm" svg:y="1.474cm" svg:width="10.411cm" svg:height="5.718cm"/>
          <chart:axis chart:dimension="x" chart:name="primary-x" chart:style-name="ch5" chartooo:axis-type="auto">
            <chart:title svg:x="6.03cm" svg:y="8.019cm" chart:style-name="ch6">
              <text:p>Hidden Nodes</text:p>
            </chart:title>
            <chart:categories table:cell-range-address="Sheet1.G2:Sheet1.G8"/>
          </chart:axis>
          <chart:axis chart:dimension="y" chart:name="primary-y" chart:style-name="ch5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Sheet1.H2:Sheet1.H8" loext:label-string="accuracy" chart:class="chart:scatter">
            <chart:domain table:cell-range-address="Sheet1.G2:Sheet1.G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G2:Sheet1.G8</svg:desc>
                </draw:g>
              </table:table-cell>
              <table:table-cell office:value-type="float" office:value="99.659997">
                <text:p>99.659997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.580002">
                <text:p>99.5800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9.680001">
                <text:p>99.6800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9.739999">
                <text:p>99.73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9.599999">
                <text:p>99.5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9.599999">
                <text:p>99.5999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9.400002">
                <text:p>99.400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